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19T12:34:06.55">
            <text:p>2020/7/19 12:3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43cm" draw:caption-point-x="-0.61cm" draw:caption-point-y="0.538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19T12:34:06.64">
            <text:p>20/07/19 12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9999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19T12:29:16.3">
            <text:p>2020/7/19 12:29</text:p>
          </table:table-cell>
          <table:table-cell table:formula="of:=NOW()" office:value-type="date" office:date-value="2020-07-19T12:29:16.3">
            <text:p>2020/7/19 12:29</text:p>
          </table:table-cell>
          <table:table-cell table:formula="of:=NOW()" office:value-type="date" office:date-value="2020-07-19T12:29:16.3">
            <text:p>2020/7/19 12:2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19T12:34:06.78">
            <text:p>2020/7/19 12:34</text:p>
          </table:table-cell>
          <table:table-cell table:formula="of:=NOW()" office:value-type="date" office:date-value="2020-07-19T12:34:06.78">
            <text:p>2020/7/19 12:34</text:p>
          </table:table-cell>
          <table:table-cell table:formula="of:=NOW()" office:value-type="date" office:date-value="2020-07-19T12:34:06.78">
            <text:p>2020/7/19 12:3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19T12:34:06.85">
            <text:p>2020/7/19 12:34</text:p>
          </table:table-cell>
          <table:table-cell table:style-name="ce9" table:formula="of:=NOW()" office:value-type="date" office:date-value="2020-07-19T12:34:06.85">
            <text:p>2020/7/19 12:34</text:p>
          </table:table-cell>
          <table:table-cell table:style-name="ce9" table:formula="of:=NOW()" office:value-type="date" office:date-value="2020-07-19T12:34:06.85">
            <text:p>2020/7/19 12:3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2020/07/19</text:date>, <text:time>12:3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19T12:34:06.32</dc:date>
    <dc:creator>iwabuchi ken</dc:creator>
    <meta:editing-duration>P1DT19H19M54S</meta:editing-duration>
    <meta:editing-cycles>103</meta:editing-cycles>
    <meta:generator>OpenOffice/4.1.3$Win32 OpenOffice.org_project/413m1$Build-9783</meta:generator>
    <meta:document-statistic meta:table-count="6" meta:cell-count="6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